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a1d" officeooo:paragraph-rsid="0005fa1d"/>
    </style:style>
    <style:style style:name="P2" style:family="paragraph" style:parent-style-name="Standard">
      <style:text-properties officeooo:rsid="0007a74e" officeooo:paragraph-rsid="0007a74e"/>
    </style:style>
    <style:style style:name="P3" style:family="paragraph" style:parent-style-name="Standard">
      <style:text-properties officeooo:rsid="000996e2" officeooo:paragraph-rsid="000996e2"/>
    </style:style>
    <style:style style:name="P4" style:family="paragraph" style:parent-style-name="Standard">
      <style:text-properties officeooo:rsid="000996e2" officeooo:paragraph-rsid="000996e2"/>
    </style:style>
    <style:style style:name="P5" style:family="paragraph" style:parent-style-name="Standard">
      <style:text-properties officeooo:rsid="000c7007" officeooo:paragraph-rsid="000c70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p.2</text:p>
      <text:p text:style-name="P1">10</text:p>
      <text:p text:style-name="P1">9</text:p>
      <text:p text:style-name="P1">8</text:p>
      <text:p text:style-name="P1">7</text:p>
      <text:p text:style-name="P1">6</text:p>
      <text:p text:style-name="P1">5</text:p>
      <text:p text:style-name="P1">4</text:p>
      <text:p text:style-name="P1">3</text:p>
      <text:p text:style-name="P1">2</text:p>
      <text:p text:style-name="P1">1</text:p>
      <text:p text:style-name="P1"/>
      <text:p text:style-name="P1">45..py</text:p>
      <text:p text:style-name="P1">2</text:p>
      <text:p text:style-name="P1">4</text:p>
      <text:p text:style-name="P1">6</text:p>
      <text:p text:style-name="P1">8</text:p>
      <text:p text:style-name="P1">10</text:p>
      <text:p text:style-name="P1"/>
      <text:p text:style-name="P1">46.py</text:p>
      <text:p text:style-name="P1">1</text:p>
      <text:p text:style-name="P1">3</text:p>
      <text:p text:style-name="P1">5</text:p>
      <text:p text:style-name="P1">7</text:p>
      <text:p text:style-name="P1">9</text:p>
      <text:p text:style-name="P1"/>
      <text:p text:style-name="P1">87.py</text:p>
      <text:p text:style-name="P1">enter a number 5</text:p>
      <text:p text:style-name="P1">5 x 1 = 5</text:p>
      <text:p text:style-name="P1">5 x 2 = 10</text:p>
      <text:p text:style-name="P1">5 x 3 = 15</text:p>
      <text:p text:style-name="P1">5 x 4 = 20</text:p>
      <text:p text:style-name="P1">5 x 5 = 25</text:p>
      <text:p text:style-name="P1">5 x 6 = 30</text:p>
      <text:p text:style-name="P1">5 x 7 = 35</text:p>
      <text:p text:style-name="P1">5 x 8 = 40</text:p>
      <text:p text:style-name="P1">5 x 9 = 45</text:p>
      <text:p text:style-name="P1">5 x 10 = 50</text:p>
      <text:p text:style-name="P1"/>
      <text:p text:style-name="P2">76.py</text:p>
      <text:p text:style-name="P2">enter the value of a 67</text:p>
      <text:p text:style-name="P2">enter the value of b 76 </text:p>
      <text:p text:style-name="P2">addition = 143</text:p>
      <text:p text:style-name="P2">subtractin = -9</text:p>
      <text:p text:style-name="P2">multiplication = 5092</text:p>
      <text:p text:style-name="P2">division = 0.881578947368421</text:p>
      <text:p text:style-name="P2">modulus = 67</text:p>
      <text:p text:style-name="P3"/>
      <text:p text:style-name="P3">78.py</text:p>
      <text:p text:style-name="P3">addition = 6</text:p>
      <text:p text:style-name="P3">subtractin = -2</text:p>
      <text:p text:style-name="P3">multiplication = 8</text:p>
      <text:p text:style-name="P3">division = 0.5</text:p>
      <text:p text:style-name="P3">modulus = 2</text:p>
      <text:p text:style-name="P3"/>
      <text:p text:style-name="P5">runforever</text:p>
      <text:p text:style-name="P5">enter 'n' to quit 4</text:p>
      <text:p text:style-name="P5"><text:soft-page-break/>you got 5</text:p>
      <text:p text:style-name="P5">enter 'n' to quit5</text:p>
      <text:p text:style-name="P5">you got 2</text:p>
      <text:p text:style-name="P5">enter 'n' to quit4</text:p>
      <text:p text:style-name="P5">you got 6</text:p>
      <text:p text:style-name="P5">enter 'n' to quit5</text:p>
      <text:p text:style-name="P5">you got 1</text:p>
      <text:p text:style-name="P5">enter 'n' to quitn</text:p>
      <text:p text:style-name="P5">Bye!</text:p>
      <text:p text:style-name="P5"/>
      <text:p text:style-name="P5">55</text:p>
      <text:p text:style-name="P5">enter 'r' to role 'q' to quit <text:s/>r</text:p>
      <text:p text:style-name="P5">role the dice <text:s/>2</text:p>
      <text:p text:style-name="P5">enter 'r' to role 'q' to quit <text:s/>r</text:p>
      <text:p text:style-name="P5">role the dice <text:s/>2</text:p>
      <text:p text:style-name="P5">enter 'r' to role 'q' to quit <text:s/>r</text:p>
      <text:p text:style-name="P5">role the dice <text:s/>4</text:p>
      <text:p text:style-name="P5">enter 'r' to role 'q' to quit <text:s/>r</text:p>
      <text:p text:style-name="P5">role the dice <text:s/>5</text:p>
      <text:p text:style-name="P5">enter 'r' to role 'q' to quit <text:s/>q</text:p>
      <text:p text:style-name="P5">By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42:30.368371142</meta:creation-date>
    <dc:date>2018-09-29T12:33:36.212007512</dc:date>
    <meta:editing-duration>PT1H7M3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71" meta:word-count="215" meta:character-count="748" meta:non-whitespace-character-count="594"/>
  </office:meta>
</office:document-meta>
</file>